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aa2a7" officeooo:paragraph-rsid="001aa2a7"/>
    </style:style>
    <style:style style:name="P2" style:family="paragraph" style:parent-style-name="Preformatted_20_Text">
      <style:text-properties officeooo:rsid="001aa2a7" officeooo:paragraph-rsid="0036e2f5"/>
    </style:style>
    <style:style style:name="P3" style:family="paragraph" style:parent-style-name="Preformatted_20_Text">
      <style:text-properties officeooo:rsid="001aa2a7" officeooo:paragraph-rsid="00476508"/>
    </style:style>
    <style:style style:name="P4" style:family="paragraph" style:parent-style-name="Preformatted_20_Text">
      <style:text-properties officeooo:rsid="001aa2a7" officeooo:paragraph-rsid="004c077a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1aa2a7" officeooo:paragraph-rsid="001aa2a7" style:font-weight-asian="bold" style:font-weight-complex="bold"/>
    </style:style>
    <style:style style:name="P6" style:family="paragraph" style:parent-style-name="Preformatted_20_Text">
      <style:text-properties officeooo:rsid="00204102" officeooo:paragraph-rsid="00204102"/>
    </style:style>
    <style:style style:name="P7" style:family="paragraph" style:parent-style-name="Preformatted_20_Text">
      <style:text-properties officeooo:rsid="0028490c" officeooo:paragraph-rsid="002c6f62"/>
    </style:style>
    <style:style style:name="P8" style:family="paragraph" style:parent-style-name="Preformatted_20_Text">
      <style:text-properties fo:font-size="12pt" style:text-underline-style="solid" style:text-underline-width="auto" style:text-underline-color="font-color" fo:font-weight="bold" officeooo:rsid="001aa2a7" officeooo:paragraph-rsid="001aa2a7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bold" officeooo:rsid="001aa2a7" officeooo:paragraph-rsid="001aa2a7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officeooo:rsid="0045ad93" officeooo:paragraph-rsid="0045ad93"/>
    </style:style>
    <style:style style:name="P11" style:family="paragraph" style:parent-style-name="Preformatted_20_Text">
      <style:text-properties officeooo:rsid="004a7f3b" officeooo:paragraph-rsid="0042a57b"/>
    </style:style>
    <style:style style:name="P12" style:family="paragraph" style:parent-style-name="Preformatted_20_Text">
      <style:text-properties officeooo:rsid="004b31e8" officeooo:paragraph-rsid="004b31e8"/>
    </style:style>
    <style:style style:name="P13" style:family="paragraph" style:parent-style-name="Preformatted_20_Text">
      <style:text-properties officeooo:rsid="004d6cf7" officeooo:paragraph-rsid="004d6cf7"/>
    </style:style>
    <style:style style:name="P14" style:family="paragraph" style:parent-style-name="Preformatted_20_Text">
      <style:text-properties officeooo:rsid="001aa2a7" officeooo:paragraph-rsid="001aa2a7"/>
    </style:style>
    <style:style style:name="T1" style:family="text">
      <style:text-properties officeooo:rsid="001b1f74"/>
    </style:style>
    <style:style style:name="T2" style:family="text">
      <style:text-properties officeooo:rsid="00237b12"/>
    </style:style>
    <style:style style:name="T3" style:family="text">
      <style:text-properties officeooo:rsid="0026e671"/>
    </style:style>
    <style:style style:name="T4" style:family="text">
      <style:text-properties officeooo:rsid="00289a34"/>
    </style:style>
    <style:style style:name="T5" style:family="text">
      <style:text-properties officeooo:rsid="002c6f62"/>
    </style:style>
    <style:style style:name="T6" style:family="text">
      <style:text-properties officeooo:rsid="002caf22"/>
    </style:style>
    <style:style style:name="T7" style:family="text">
      <style:text-properties style:text-underline-style="none" fo:font-weight="normal" officeooo:rsid="00237b12" style:font-weight-asian="normal" style:font-weight-complex="normal"/>
    </style:style>
    <style:style style:name="T8" style:family="text">
      <style:text-properties style:text-underline-style="none" fo:font-weight="normal" officeooo:rsid="00337348" style:font-weight-asian="normal" style:font-weight-complex="normal"/>
    </style:style>
    <style:style style:name="T9" style:family="text">
      <style:text-properties style:text-underline-style="none" fo:font-weight="normal" officeooo:rsid="001bd604" style:font-weight-asian="normal" style:font-weight-complex="normal"/>
    </style:style>
    <style:style style:name="T10" style:family="text">
      <style:text-properties officeooo:rsid="00349983"/>
    </style:style>
    <style:style style:name="T11" style:family="text">
      <style:text-properties officeooo:rsid="0036e2f5"/>
    </style:style>
    <style:style style:name="T12" style:family="text">
      <style:text-properties officeooo:rsid="0036f7ea"/>
    </style:style>
    <style:style style:name="T13" style:family="text">
      <style:text-properties fo:font-size="14pt" style:text-underline-style="solid" style:text-underline-width="auto" style:text-underline-color="font-color" fo:font-weight="bold" officeooo:rsid="00476508" style:font-size-asian="14pt" style:font-weight-asian="bold" style:font-size-complex="14pt" style:font-weight-complex="bold"/>
    </style:style>
    <style:style style:name="T14" style:family="text">
      <style:text-properties officeooo:rsid="004c077a"/>
    </style:style>
    <style:style style:name="T15" style:family="text">
      <style:text-properties officeooo:rsid="004d6cf7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289a34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ssa Anthony</text:p>
      <text:p text:style-name="P1"/>
      <text:p text:style-name="P7">Casa d'arutoli <text:span text:style-name="T5">RTE</text:span> de muratello </text:p>
      <text:p text:style-name="P7"><text:span text:style-name="T5">Bt</text:span> I 20137 P<text:span text:style-name="T6">orto</text:span> V<text:span text:style-name="T6">ecchio</text:span></text:p>
      <text:p text:style-name="P1"/>
      <text:p text:style-name="P1">2<text:span text:style-name="T1">4</text:span> ans</text:p>
      <text:p text:style-name="P1"/>
      <text:p text:style-name="P1">Portable : 06.60.26.57.42</text:p>
      <text:p text:style-name="P10"/>
      <text:p text:style-name="P10">github:<text:a xlink:type="simple" xlink:href="https://github.com/mysteriou13">https://github.com/mysteriou13</text:a></text:p>
      <text:p text:style-name="P13"/>
      <text:p text:style-name="P13">siteweb:http://www.vecchionet.com/</text:p>
      <text:p text:style-name="P13"/>
      <text:p text:style-name="P1">disponible immédiatement</text:p>
      <text:p text:style-name="P1"/>
      <text:p text:style-name="P1"/>
      <text:p text:style-name="P3"><text:s text:c="23"/><text:span text:style-name="T13">curriculum vitae</text:span></text:p>
      <text:p text:style-name="P1"/>
      <text:p text:style-name="P5"/>
      <text:p text:style-name="P8">PARCOURS PROFFESSIONNEL</text:p>
      <text:p text:style-name="P6"/>
      <text:p text:style-name="P6"/>
      <text:p text:style-name="P6"><text:span text:style-name="T2">-2016-2017 - Agent de production -</text:span><text:span text:style-name="T7">E</text:span><text:span text:style-name="T8">LISE SANTER</text:span><text:span text:style-name="T2"> – Rousset(13790)</text:span></text:p>
      <text:p text:style-name="P6"/>
      <text:p text:style-name="P1">—2014-2015 - Agent de démant<text:span text:style-name="T10">è</text:span>lement - MICRORANGE — Rousset (13790)</text:p>
      <text:p text:style-name="P11"/>
      <text:p text:style-name="P1">-2010-2012 - CFA du pays d'aix -CAP Boulanger en alternace </text:p>
      <text:p text:style-name="P1"><text:s/>Boulangerie JEAN Gérard <text:span text:style-name="T3">à</text:span> GARDANNE</text:p>
      <text:p text:style-name="P1"/>
      <text:p text:style-name="P1">-2009-2010 - Lycée Profsessionel Emile Zola <text:span text:style-name="T3">d</text:span>‘ Aix en provence (13100)</text:p>
      <text:p text:style-name="P1"/>
      <text:p text:style-name="P1">-2008—2009 — 3éme général au College de Rousset (13790)</text:p>
      <text:p text:style-name="P1"/>
      <text:p text:style-name="P5"/>
      <text:p text:style-name="P8">DOMAINE DE COMPETENCES</text:p>
      <text:p text:style-name="P1"/>
      <text:p text:style-name="P2">-Maitrise des outils informatique</text:p>
      <text:p text:style-name="P1"/>
      <text:p text:style-name="P1">-<text:span text:style-name="T11">Traitement de texte</text:span></text:p>
      <text:p text:style-name="P1"/>
      <text:p text:style-name="P1">-<text:span text:style-name="T11">Programation <text:s/>html,css,php,javascript</text:span></text:p>
      <text:p text:style-name="P12"/>
      <text:p text:style-name="P12">-matrise de git</text:p>
      <text:p text:style-name="P12"/>
      <text:p text:style-name="P1">-<text:span text:style-name="T12">Notion terminal gnu/linux</text:span></text:p>
      <text:p text:style-name="P1"/>
      <text:p text:style-name="P1">-Boulangerie</text:p>
      <text:p text:style-name="P1"/>
      <text:p text:style-name="P1">-Manutention</text:p>
      <text:p text:style-name="P1"/>
      <text:p text:style-name="P1"/>
      <text:p text:style-name="P8">DIPLOME</text:p>
      <text:p text:style-name="P1"/>
      <text:p text:style-name="P1">-CAP B<text:span text:style-name="T3">o</text:span>ulanger</text:p>
      <text:p text:style-name="P1"/>
      <text:p text:style-name="P1"><text:span text:style-name="T16">M</text:span><text:span text:style-name="T17">ES ATOUS</text:span><text:span text:style-name="T16"> :</text:span></text:p>
      <text:p text:style-name="P1"/>
      <text:p text:style-name="P1">- Disponible</text:p>
      <text:p text:style-name="P1">- Persevérant</text:p>
      <text:p text:style-name="P1">- Ponctuel</text:p>
      <text:p text:style-name="P4">- <text:span text:style-name="T14">soif d'apprendre <text:s/></text:span><text:span text:style-name="T9">insatiable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Nimbus Roman No9 L" fo:font-family="'Nimbus Roman No9 L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8M9S</meta:editing-duration>
    <meta:editing-cycles>18</meta:editing-cycles>
    <meta:creation-date>2017-08-30T09:24:08.110216493</meta:creation-date>
    <dc:date>2017-11-26T19:15:04.017171333</dc:date>
    <dc:creator>anthony </dc:creator>
    <meta:document-statistic meta:table-count="0" meta:image-count="0" meta:object-count="0" meta:page-count="2" meta:paragraph-count="31" meta:word-count="113" meta:character-count="880" meta:non-whitespace-character-count="768"/>
  </office:meta>
</office:document-meta>
</file>